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434cm"/>
    </style:style>
    <style:style style:name="Table1.B" style:family="table-column">
      <style:table-column-properties style:column-width="13.566cm"/>
    </style:style>
    <style:style style:name="Table1.A1" style:family="table-cell">
      <style:table-cell-properties style:vertical-align="middle" fo:padding="0.049cm" fo:border="none"/>
    </style:style>
    <style:style style:name="P1" style:family="paragraph" style:parent-style-name="Heading_20_1">
      <style:paragraph-properties fo:margin-left="0cm" fo:margin-right="0cm" fo:text-indent="0cm" style:auto-text-indent="false"/>
    </style:style>
    <style:style style:name="P2" style:family="paragraph" style:parent-style-name="Heading_20_1">
      <style:paragraph-properties fo:margin-left="0cm" fo:margin-right="0cm" fo:margin-top="0cm" fo:margin-bottom="0cm" style:contextual-spacing="false" fo:text-indent="0cm" style:auto-text-indent="false"/>
    </style:style>
    <style:style style:name="P3" style:family="paragraph" style:parent-style-name="Table_20_Contents">
      <style:paragraph-properties fo:margin-left="0cm" fo:margin-right="0cm" fo:margin-top="0cm" fo:margin-bottom="0.499cm" style:contextual-spacing="false" fo:text-indent="0cm" style:auto-text-indent="false"/>
    </style:style>
    <style:style style:name="P4" style:family="paragraph" style:parent-style-name="Table_20_Heading">
      <style:paragraph-properties fo:margin-left="0cm" fo:margin-right="0cm" fo:margin-top="0cm" fo:margin-bottom="0.499cm" style:contextual-spacing="false"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top="0cm" fo:margin-bottom="0cm" style:contextual-spacing="false"/>
    </style:style>
    <style:style style:name="P7" style:family="paragraph" style:parent-style-name="Text_20_body" style:list-style-name="L1">
      <style:paragraph-properties fo:margin-left="0cm" fo:margin-right="0cm" fo:text-indent="0cm" style:auto-text-indent="false"/>
    </style:style>
    <style:style style:name="P8" style:family="paragraph" style:parent-style-name="Text_20_body" style:list-style-name="L2">
      <style:paragraph-properties fo:margin-left="0cm" fo:margin-right="0cm" fo:text-indent="0cm" style:auto-text-indent="false"/>
    </style:style>
    <style:style style:name="P9" style:family="paragraph" style:parent-style-name="Text_20_body" style:list-style-name="L3">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text-properties officeooo:rsid="000f9088" officeooo:paragraph-rsid="000f9088"/>
    </style:style>
    <style:style style:name="P11" style:family="paragraph" style:parent-style-name="Text_20_body">
      <style:paragraph-properties fo:margin-left="0cm" fo:margin-right="0cm" fo:margin-top="0cm" fo:margin-bottom="0cm" style:contextual-spacing="false" fo:text-indent="0cm" style:auto-text-indent="false"/>
      <style:text-properties officeooo:rsid="001070c6" officeooo:paragraph-rsid="001070c6"/>
    </style:style>
    <style:style style:name="T1" style:family="text">
      <style:text-properties officeooo:rsid="0010665c"/>
    </style:style>
    <style:style style:name="T2" style:family="text">
      <style:text-properties officeooo:rsid="00120f3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esson 1 Summary: Introduction to Cloud Computing</text:h>
      <text:p text:style-name="P5">In this lesson, you have learned:</text:p>
      <text:list text:style-name="L1">
        <text:list-item>
          <text:p text:style-name="P7">Cloud computing is the delivery of on-demand computing resources over the internet on a pay-as-you-go basis; resources are dynamically assigned and reassigned among multiple users and scale up and down in response to users’ needs.</text:p>
        </text:list-item>
        <text:list-item>
          <text:p text:style-name="P7">The origins of cloud computing can be traced back to the mainframes of the 1950s, with virtualization technologies and hypervisors serving as catalysts for the emergence of modern-day cloud computing.</text:p>
        </text:list-item>
        <text:list-item>
          <text:p text:style-name="P7">Organizations must consider their business needs, investment viability, and risk capacity to create a cloud adoption strategy that delivers desired benefits without causing business disruptions and security, compliance, or performance issues.</text:p>
        </text:list-item>
        <text:list-item>
          <text:p text:style-name="P7">Cloud adoption is growing faster than predicted. Driving this technological wave are cloud service providers with a host of services ranging from Infrastructure, Platform, and Software services. Some major Cloud providers of our time include AWS, Alibaba Cloud, Google, IBM, and Microsoft Azure.</text:p>
        </text:list-item>
      </text:list>
      <text:p text:style-name="P6"/>
      <text:h text:style-name="P1" text:outline-level="1">Lesson 2 Summary: Business Case for Cloud Computing</text:h>
      <text:p text:style-name="P5">In this lesson, you have learned:</text:p>
      <text:list text:style-name="L2">
        <text:list-item>
          <text:p text:style-name="P8">The adoption of cloud technologies enables enterprises, big and small, to be agile, innovative, and competitive and to create differentiated customer experiences. Organizations are asking not whether they should move to the cloud but rather what strategy they should adopt to move to the cloud.</text:p>
        </text:list-item>
        <text:list-item>
          <text:p text:style-name="P8">Some case studies that demonstrate the impact businesses have created by adopting the cloud:</text:p>
          <text:list>
            <text:list-item>
              <text:p text:style-name="P8">American Airlines adopting cloud technologies to deliver customer value rapidly across its enterprise</text:p>
            </text:list-item>
            <text:list-item>
              <text:p text:style-name="P8">UBank leveraging cloud platform services to give more control to their developers, thereby removing barriers to innovation</text:p>
            </text:list-item>
            <text:list-item>
              <text:p text:style-name="P8">Bitly leveraging the scalability offered by cloud infrastructure for low-latency delivery to its geographically dispersed enterprise customers</text:p>
            </text:list-item>
            <text:list-item>
              <text:p text:style-name="P8">ActivTrades leveraging the infrastructure, storage, network, and security offerings on the cloud to accelerate execution and delivery of new functions in their online trading systems to their customers</text:p>
            </text:list-item>
          </text:list>
        </text:list-item>
      </text:list>
      <text:h text:style-name="P2" text:outline-level="1"><text:soft-page-break/>Module 1 Glossary: Overview of Cloud Computing</text:h>
      <table:table table:name="Table1" table:style-name="Table1">
        <table:table-column table:style-name="Table1.A"/>
        <table:table-column table:style-name="Table1.B"/>
        <table:table-header-rows>
          <table:table-row>
            <table:table-cell table:style-name="Table1.A1" office:value-type="string">
              <text:p text:style-name="P4"><text:span text:style-name="Strong_20_Emphasis">Term</text:span></text:p>
            </table:table-cell>
            <table:table-cell table:style-name="Table1.A1" office:value-type="string">
              <text:p text:style-name="P4"><text:span text:style-name="Strong_20_Emphasis">Definition</text:span></text:p>
            </table:table-cell>
          </table:table-row>
        </table:table-header-rows>
        <table:table-row>
          <table:table-cell table:style-name="Table1.A1" office:value-type="string">
            <text:p text:style-name="P3"><text:span text:style-name="Strong_20_Emphasis">AI</text:span></text:p>
          </table:table-cell>
          <table:table-cell table:style-name="Table1.A1" office:value-type="string">
            <text:p text:style-name="P3">Artificial intelligence</text:p>
          </table:table-cell>
        </table:table-row>
        <table:table-row>
          <table:table-cell table:style-name="Table1.A1" office:value-type="string">
            <text:p text:style-name="P3"><text:span text:style-name="Strong_20_Emphasis">Blockchain</text:span></text:p>
          </table:table-cell>
          <table:table-cell table:style-name="Table1.A1" office:value-type="string">
            <text:p text:style-name="P3">An immutable network allowing members to view only those transactions that are relevant to them</text:p>
          </table:table-cell>
        </table:table-row>
        <table:table-row>
          <table:table-cell table:style-name="Table1.A1" office:value-type="string">
            <text:p text:style-name="P3"><text:span text:style-name="Strong_20_Emphasis">Broad Network Access</text:span></text:p>
          </table:table-cell>
          <table:table-cell table:style-name="Table1.A1" office:value-type="string">
            <text:p text:style-name="P3">Cloud computing resources can be accessed through the network</text:p>
          </table:table-cell>
        </table:table-row>
        <table:table-row>
          <table:table-cell table:style-name="Table1.A1" office:value-type="string">
            <text:p text:style-name="P3"><text:span text:style-name="Strong_20_Emphasis">Cloud computing</text:span></text:p>
          </table:table-cell>
          <table:table-cell table:style-name="Table1.A1" office:value-type="string">
            <text:p text:style-name="P3">A model for enabling convenient, on-demand network access to a shared pool of configurable computing resources that can be rapidly provisioned and released with minimal management effort or service provider interaction</text:p>
          </table:table-cell>
        </table:table-row>
        <table:table-row>
          <table:table-cell table:style-name="Table1.A1" office:value-type="string">
            <text:p text:style-name="P3"><text:span text:style-name="Strong_20_Emphasis">GCP</text:span></text:p>
          </table:table-cell>
          <table:table-cell table:style-name="Table1.A1" office:value-type="string">
            <text:p text:style-name="P3">Google Cloud Platform</text:p>
          </table:table-cell>
        </table:table-row>
        <table:table-row>
          <table:table-cell table:style-name="Table1.A1" office:value-type="string">
            <text:p text:style-name="P3"><text:span text:style-name="Strong_20_Emphasis">Hypervisor</text:span></text:p>
          </table:table-cell>
          <table:table-cell table:style-name="Table1.A1" office:value-type="string">
            <text:p text:style-name="P3">A small software layer that enables multiple operating systems to run alongside each other, sharing the same physical computing resources</text:p>
          </table:table-cell>
        </table:table-row>
        <table:table-row>
          <table:table-cell table:style-name="Table1.A1" office:value-type="string">
            <text:p text:style-name="P3"><text:span text:style-name="Strong_20_Emphasis">IDC</text:span></text:p>
          </table:table-cell>
          <table:table-cell table:style-name="Table1.A1" office:value-type="string">
            <text:p text:style-name="P3">International Data Corporation</text:p>
          </table:table-cell>
        </table:table-row>
        <table:table-row>
          <table:table-cell table:style-name="Table1.A1" office:value-type="string">
            <text:p text:style-name="P3"><text:span text:style-name="Strong_20_Emphasis">IoT</text:span></text:p>
          </table:table-cell>
          <table:table-cell table:style-name="Table1.A1" office:value-type="string">
            <text:p text:style-name="P3">Internet of things</text:p>
          </table:table-cell>
        </table:table-row>
        <table:table-row>
          <table:table-cell table:style-name="Table1.A1" office:value-type="string">
            <text:p text:style-name="P3"><text:span text:style-name="Strong_20_Emphasis">Measured Service</text:span></text:p>
          </table:table-cell>
          <table:table-cell table:style-name="Table1.A1" office:value-type="string">
            <text:p text:style-name="P3">You only pay for what you use or reserve as you go</text:p>
          </table:table-cell>
        </table:table-row>
        <table:table-row>
          <table:table-cell table:style-name="Table1.A1" office:value-type="string">
            <text:p text:style-name="P3"><text:span text:style-name="Strong_20_Emphasis">NIST</text:span></text:p>
          </table:table-cell>
          <table:table-cell table:style-name="Table1.A1" office:value-type="string">
            <text:p text:style-name="P3">National Institute for Standards and Technology</text:p>
          </table:table-cell>
        </table:table-row>
        <table:table-row>
          <table:table-cell table:style-name="Table1.A1" office:value-type="string">
            <text:p text:style-name="P3"><text:span text:style-name="Strong_20_Emphasis">PaaS</text:span></text:p>
          </table:table-cell>
          <table:table-cell table:style-name="Table1.A1" office:value-type="string">
            <text:p text:style-name="P3">Platform as a service</text:p>
          </table:table-cell>
        </table:table-row>
        <table:table-row>
          <table:table-cell table:style-name="Table1.A1" office:value-type="string">
            <text:p text:style-name="P3"><text:span text:style-name="Strong_20_Emphasis">Pay-As-You-Go</text:span></text:p>
          </table:table-cell>
          <table:table-cell table:style-name="Table1.A1" office:value-type="string">
            <text:p text:style-name="P3">Users can order cloud resources from a larger pool of available resources and pay for them on a per-use basis</text:p>
          </table:table-cell>
        </table:table-row>
        <table:table-row>
          <table:table-cell table:style-name="Table1.A1" office:value-type="string">
            <text:p text:style-name="P3"><text:span text:style-name="Strong_20_Emphasis">POP</text:span></text:p>
          </table:table-cell>
          <table:table-cell table:style-name="Table1.A1" office:value-type="string">
            <text:p text:style-name="P3">Post office protocol</text:p>
          </table:table-cell>
        </table:table-row>
        <table:table-row>
          <table:table-cell table:style-name="Table1.A1" office:value-type="string">
            <text:p text:style-name="P3"><text:span text:style-name="Strong_20_Emphasis">Rapid elasticity</text:span></text:p>
          </table:table-cell>
          <table:table-cell table:style-name="Table1.A1" office:value-type="string">
            <text:p text:style-name="P3">You can increase or decrease resources as per your demand because of the elastic property of the cloud</text:p>
          </table:table-cell>
        </table:table-row>
        <table:table-row>
          <table:table-cell table:style-name="Table1.A1" office:value-type="string">
            <text:p text:style-name="P3"><text:span text:style-name="Strong_20_Emphasis">SaaS</text:span></text:p>
          </table:table-cell>
          <table:table-cell table:style-name="Table1.A1" office:value-type="string">
            <text:p text:style-name="P3">Software as a service</text:p>
          </table:table-cell>
        </table:table-row>
        <table:table-row>
          <table:table-cell table:style-name="Table1.A1" office:value-type="string">
            <text:p text:style-name="P3"><text:span text:style-name="Strong_20_Emphasis">Utility model of billing</text:span></text:p>
          </table:table-cell>
          <table:table-cell table:style-name="Table1.A1" office:value-type="string">
            <text:p text:style-name="P3">You are charged after the usage and at the end of the pre-defined period</text:p>
          </table:table-cell>
        </table:table-row>
        <table:table-row>
          <table:table-cell table:style-name="Table1.A1" office:value-type="string">
            <text:p text:style-name="P3"><text:span text:style-name="Strong_20_Emphasis">VM</text:span></text:p>
          </table:table-cell>
          <table:table-cell table:style-name="Table1.A1" office:value-type="string">
            <text:p text:style-name="P3">Virtual machine</text:p>
          </table:table-cell>
        </table:table-row>
      </table:table>
      <text:h text:style-name="P2" text:outline-level="1"><text:soft-page-break/>Lesson 1 Summary: Service Models</text:h>
      <text:p text:style-name="P5">In this lesson, you have learned the following:</text:p>
      <text:list text:style-name="L3">
        <text:list-item>
          <text:p text:style-name="P9">With IaaS, the cloud provider manages physical resources. </text:p>
        </text:list-item>
        <text:list-item>
          <text:p text:style-name="P9">With PaaS, the provider manages the platform infrastructure. </text:p>
        </text:list-item>
        <text:list-item>
          <text:p text:style-name="P9">In the SaaS model, the provider hosts and manages the applications and data.</text:p>
        </text:list-item>
        <text:list-item>
          <text:p text:style-name="P9">Infrastructure-as-a-Service is a form of cloud computing that delivers fundamental computer, network, and storage resources to consumers on-demand, over the network, on a pay-as-you-go basis. </text:p>
        </text:list-item>
        <text:list-item>
          <text:p text:style-name="P9">The key components of cloud infrastructure are:</text:p>
          <text:list>
            <text:list-item>
              <text:p text:style-name="P9">Physical data centers</text:p>
            </text:list-item>
            <text:list-item>
              <text:p text:style-name="P9">Compute</text:p>
            </text:list-item>
            <text:list-item>
              <text:p text:style-name="P9">Network</text:p>
            </text:list-item>
            <text:list-item>
              <text:p text:style-name="P9">Storage</text:p>
            </text:list-item>
          </text:list>
        </text:list-item>
        <text:list-item>
          <text:p text:style-name="P9">Platform-as-a-Service is a cloud computing model that provides customers with a complete platform—hardware, software, and infrastructure. </text:p>
        </text:list-item>
        <text:list-item>
          <text:p text:style-name="P9">The high level of abstraction, support services, runtime environments, rapid deployment mechanisms, and middleware capabilities distinguishes PaaS clouds.</text:p>
        </text:list-item>
        <text:list-item>
          <text:p text:style-name="P9"> PaaS advantages are:</text:p>
          <text:list>
            <text:list-item>
              <text:p text:style-name="P9">Scalability</text:p>
            </text:list-item>
            <text:list-item>
              <text:p text:style-name="P9">Faster time to market products and services.</text:p>
            </text:list-item>
            <text:list-item>
              <text:p text:style-name="P9">Greater agility and innovation</text:p>
            </text:list-item>
          </text:list>
        </text:list-item>
        <text:list-item>
          <text:p text:style-name="P9">Software-as-a-Service is a cloud offering that provides users with access to a service provider’s cloud-based software. </text:p>
        </text:list-item>
        <text:list-item>
          <text:p text:style-name="P9">SaaS characteristics are:</text:p>
          <text:list>
            <text:list-item>
              <text:p text:style-name="P9">Multitenant architecture </text:p>
            </text:list-item>
            <text:list-item>
              <text:p text:style-name="P9">Security, compliance, and maintenance</text:p>
            </text:list-item>
            <text:list-item>
              <text:p text:style-name="P9">Customization of applications</text:p>
            </text:list-item>
            <text:list-item>
              <text:p text:style-name="P9">Subscription model</text:p>
            </text:list-item>
            <text:list-item>
              <text:p text:style-name="P9">Scaling</text:p>
            </text:list-item>
          </text:list>
        </text:list-item>
        <text:list-item>
          <text:p text:style-name="P9">SaaS advantages are:</text:p>
          <text:list>
            <text:list-item>
              <text:p text:style-name="P9">Direct procurement of solutions</text:p>
            </text:list-item>
            <text:list-item>
              <text:p text:style-name="P9">Improved workforce productivity and efficiency</text:p>
            </text:list-item>
            <text:list-item>
              <text:p text:style-name="P9">Enable distribution of software costs</text:p>
            </text:list-item>
          </text:list>
        </text:list-item>
      </text:list>
      <text:p text:style-name="P10"><text:soft-page-break/>- Containers are executable units of software in which application code, its libraries, and its dependences are packaged in a common way, so that it can be run anywhere, from desktops, traditional IT, to the cloud. Containers are more lightweight and consume fewer resources than <text:span text:style-name="T1">Virtual Machines, helping streamline development and deployment of cloud native applications.</text:span></text:p>
      <text:p text:style-name="P10"/>
      <text:p text:style-name="P11">IOPS= Input Output Per second refers to the speed at which the disks can write and read data </text:p>
      <text:p text:style-name="P11">NFS= <text:span text:style-name="T2">NetworkFile Syst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5T13:50:27.629000000</meta:creation-date>
    <dc:date>2024-07-29T23:38:05.674000000</dc:date>
    <meta:editing-duration>PT1H10M9S</meta:editing-duration>
    <meta:editing-cycles>2</meta:editing-cycles>
    <meta:generator>LibreOffice/24.2.1.2$Windows_X86_64 LibreOffice_project/db4def46b0453cc22e2d0305797cf981b68ef5ac</meta:generator>
    <meta:document-statistic meta:table-count="1" meta:image-count="0" meta:object-count="0" meta:page-count="4" meta:paragraph-count="82" meta:word-count="794" meta:character-count="5230" meta:non-whitespace-character-count="4547"/>
  </office:meta>
</office:document-meta>
</file>